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FieldConsumersPerThread.DocFieldConsumersPerThread( DocFieldProcessorPerThread docFieldProcessorPerThread , DocFieldConsumers parent , DocFieldConsumerPerThread one , DocFieldConsumerPerThread 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FieldConsumersPerThread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FieldConsumersPerThread.finish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FieldConsumersPerThrea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FieldConsumersPerThread.addField( FieldInfo f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